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437in"/>
    </style:style>
    <style:style style:name="co2" style:family="table-column">
      <style:table-column-properties fo:break-before="auto" style:column-width="0.6264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6181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0.9189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0.3839in"/>
    </style:style>
    <style:style style:name="co9" style:family="table-column">
      <style:table-column-properties fo:break-before="auto" style:column-width="0.6929in"/>
    </style:style>
    <style:style style:name="co10" style:family="table-column">
      <style:table-column-properties fo:break-before="auto" style:column-width="0.6016in"/>
    </style:style>
    <style:style style:name="co11" style:family="table-column">
      <style:table-column-properties fo:break-before="auto" style:column-width="0.3925in"/>
    </style:style>
    <style:style style:name="co12" style:family="table-column">
      <style:table-column-properties fo:break-before="auto" style:column-width="0.668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/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D0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0.01;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0.011;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 calcext:value-type="string">
            <text:p>True error</text:p>
          </table:table-cell>
          <table:table-cell table:style-name="ce1" office:value-type="string" calcext:value-type="string">
            <text:p>reduced Integral</text:p>
          </table:table-cell>
          <table:table-cell table:style-name="ce1" office:value-type="string" calcext:value-type="string">
            <text:p>MaxLevelMesh</text:p>
          </table:table-cell>
          <table:table-cell table:style-name="ce1" office:value-type="string" calcext:value-type="string">
            <text:p>MaxLevelFractal</text:p>
          </table:table-cell>
          <table:table-cell table:style-name="ce1" office:value-type="string" calcext:value-type="string">
            <text:p>Effective Levels</text:p>
          </table:table-cell>
          <table:table-cell table:style-name="ce1" office:value-type="string" calcext:value-type="string">
            <text:p>Fractal calls skipped</text:p>
          </table:table-cell>
          <table:table-cell table:style-name="ce1" office:value-type="string" calcext:value-type="string">
            <text:p>Fractal calls with 0</text:p>
          </table:table-cell>
          <table:table-cell table:style-name="ce1" office:value-type="string" calcext:value-type="string">
            <text:p>Fractal calls with max</text:p>
          </table:table-cell>
          <table:table-cell table:style-name="ce1"/>
          <table:table-cell table:style-name="ce1" office:value-type="string" calcext:value-type="string">
            <text:p>Func eval skipped</text:p>
          </table:table-cell>
          <table:table-cell table:style-name="ce1" office:value-type="string" calcext:value-type="string">
            <text:p>Func evals</text:p>
          </table:table-cell>
          <table:table-cell table:style-name="ce1" table:number-columns-repeated="1013"/>
        </table:table-row>
        <table:table-row table:style-name="ro3">
          <table:table-cell table:formula="of:=ABS(([.B4]-0.00979708907494581)/0.00979708907494581*100)" office:value-type="float" office:value="42.8995887748161" calcext:value-type="float">
            <text:p>42.899588774816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]+[.D4]"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[.F4]+[.G4])/([.F4]+[.G4]+[.H4])*100" office:value-type="float" office:value="74" calcext:value-type="float">
            <text:p>74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table:formula="of:=[.J4]/([.J4]+[.K4])*100" office:value-type="float" office:value="94.6153846153846" calcext:value-type="float">
            <text:p>94.6153846153846</text:p>
          </table:table-cell>
          <table:table-cell table:formula="of:=[.A4]*[.K4]" office:value-type="float" office:value="300.297121423712" calcext:value-type="float">
            <text:p>300.297121423712</text:p>
          </table:table-cell>
          <table:table-cell table:number-columns-repeated="1011"/>
        </table:table-row>
        <table:table-row table:style-name="ro3">
          <table:table-cell table:formula="of:=ABS(([.B5]-0.00979708907494581)/0.00979708907494581*100)" office:value-type="float" office:value="2.07113483915432" calcext:value-type="float">
            <text:p>2.07113483915432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5]+[.D5]"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([.F5]+[.G5])/([.F5]+[.G5]+[.H5])*100" office:value-type="float" office:value="69.6629213483146" calcext:value-type="float">
            <text:p>69.6629213483146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formula="of:=[.J5]/([.J5]+[.K5])*100" office:value-type="float" office:value="92.5925925925926" calcext:value-type="float">
            <text:p>92.5925925925926</text:p>
          </table:table-cell>
          <table:table-cell table:formula="of:=[.A5]*[.K5]" office:value-type="float" office:value="41.4226967830865" calcext:value-type="float">
            <text:p>41.4226967830865</text:p>
          </table:table-cell>
          <table:table-cell table:number-columns-repeated="1011"/>
        </table:table-row>
        <table:table-row table:style-name="ro3">
          <table:table-cell table:formula="of:=ABS(([.B6]-0.00979708907494581)/0.00979708907494581*100)" office:value-type="float" office:value="7.17469158111204" calcext:value-type="float">
            <text:p>7.17469158111204</text:p>
          </table:table-cell>
          <table:table-cell office:value-type="float" office:value="0.0105" calcext:value-type="float">
            <text:p>0.01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6]+[.D6]"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([.F6]+[.G6])/([.F6]+[.G6]+[.H6])*100" office:value-type="float" office:value="67.6470588235294" calcext:value-type="float">
            <text:p>67.6470588235294</text:p>
          </table:table-cell>
          <table:table-cell office:value-type="float" office:value="466" calcext:value-type="float">
            <text:p>466</text:p>
          </table:table-cell>
          <table:table-cell office:value-type="float" office:value="84" calcext:value-type="float">
            <text:p>84</text:p>
          </table:table-cell>
          <table:table-cell table:formula="of:=[.J6]/([.J6]+[.K6])*100" office:value-type="float" office:value="84.7272727272727" calcext:value-type="float">
            <text:p>84.7272727272727</text:p>
          </table:table-cell>
          <table:table-cell table:formula="of:=[.A6]*[.K6]" office:value-type="float" office:value="602.674092813412" calcext:value-type="float">
            <text:p>602.674092813412</text:p>
          </table:table-cell>
          <table:table-cell table:number-columns-repeated="1011"/>
        </table:table-row>
        <table:table-row table:style-name="ro3">
          <table:table-cell table:formula="of:=ABS(([.B7]-0.00979708907494581)/0.00979708907494581*100)" office:value-type="float" office:value="1.43319024640961" calcext:value-type="float">
            <text:p>1.43319024640961</text:p>
          </table:table-cell>
          <table:table-cell office:value-type="float" office:value="0.0099375" calcext:value-type="float">
            <text:p>0.00993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]+[.D7]" office:value-type="float" office:value="5" calcext:value-type="float">
            <text:p>5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formula="of:=([.F7]+[.G7])/([.F7]+[.G7]+[.H7])*100" office:value-type="float" office:value="63.2835820895522" calcext:value-type="float">
            <text:p>63.2835820895522</text:p>
          </table:table-cell>
          <table:table-cell office:value-type="float" office:value="912" calcext:value-type="float">
            <text:p>912</text:p>
          </table:table-cell>
          <table:table-cell office:value-type="float" office:value="318" calcext:value-type="float">
            <text:p>318</text:p>
          </table:table-cell>
          <table:table-cell table:formula="of:=[.J7]/([.J7]+[.K7])*100" office:value-type="float" office:value="74.1463414634146" calcext:value-type="float">
            <text:p>74.1463414634146</text:p>
          </table:table-cell>
          <table:table-cell table:formula="of:=[.A7]*[.K7]" office:value-type="float" office:value="455.754498358256" calcext:value-type="float">
            <text:p>455.754498358256</text:p>
          </table:table-cell>
          <table:table-cell table:number-columns-repeated="1011"/>
        </table:table-row>
        <table:table-row table:style-name="ro3">
          <table:table-cell table:formula="of:=ABS(([.B8]-0.00979708907494581)/0.00979708907494581*100)" office:value-type="float" office:value="0.0819536791427944" calcext:value-type="float">
            <text:p>0.081953679142794</text:p>
          </table:table-cell>
          <table:table-cell office:value-type="float" office:value="0.00978906" calcext:value-type="float">
            <text:p>0.009789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8]+[.D8]" office:value-type="float" office:value="6" calcext:value-type="float">
            <text:p>6</text:p>
          </table:table-cell>
          <table:table-cell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office:value-type="float" office:value="595" calcext:value-type="float">
            <text:p>595</text:p>
          </table:table-cell>
          <table:table-cell table:formula="of:=([.F8]+[.G8])/([.F8]+[.G8]+[.H8])*100" office:value-type="float" office:value="57.7414772727273" calcext:value-type="float">
            <text:p>57.7414772727273</text:p>
          </table:table-cell>
          <table:table-cell office:value-type="float" office:value="1892" calcext:value-type="float">
            <text:p>1892</text:p>
          </table:table-cell>
          <table:table-cell office:value-type="float" office:value="1117" calcext:value-type="float">
            <text:p>1117</text:p>
          </table:table-cell>
          <table:table-cell table:formula="of:=[.J8]/([.J8]+[.K8])*100" office:value-type="float" office:value="62.8780325689598" calcext:value-type="float">
            <text:p>62.8780325689598</text:p>
          </table:table-cell>
          <table:table-cell table:formula="of:=[.A8]*[.K8]" office:value-type="float" office:value="91.5422596025013" calcext:value-type="float">
            <text:p>91.5422596025013</text:p>
          </table:table-cell>
          <table:table-cell table:number-columns-repeated="1011"/>
        </table:table-row>
        <table:table-row table:style-name="ro3">
          <table:table-cell table:formula="of:=ABS(([.B9]-0.00979708907494581)/0.00979708907494581*100)" office:value-type="float" office:value="6.93176228019485" calcext:value-type="float">
            <text:p>6.93176228019485</text:p>
          </table:table-cell>
          <table:table-cell office:value-type="float" office:value="0.0104762" calcext:value-type="float">
            <text:p>0.01047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9]+[.D9]"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[.F9]+[.G9])/([.F9]+[.G9]+[.H9])*100" office:value-type="float" office:value="74" calcext:value-type="float">
            <text:p>74</text:p>
          </table:table-cell>
          <table:table-cell office:value-type="float" office:value="524" calcext:value-type="float">
            <text:p>524</text:p>
          </table:table-cell>
          <table:table-cell office:value-type="float" office:value="22" calcext:value-type="float">
            <text:p>22</text:p>
          </table:table-cell>
          <table:table-cell table:formula="of:=[.J9]/([.J9]+[.K9])*100" office:value-type="float" office:value="95.970695970696" calcext:value-type="float">
            <text:p>95.970695970696</text:p>
          </table:table-cell>
          <table:table-cell table:formula="of:=[.A9]*[.K9]" office:value-type="float" office:value="152.498770164287" calcext:value-type="float">
            <text:p>152.498770164287</text:p>
          </table:table-cell>
          <table:table-cell table:number-columns-repeated="1011"/>
        </table:table-row>
        <table:table-row table:style-name="ro3">
          <table:table-cell table:formula="of:=ABS(([.B10]-0.00979708907494581)/0.00979708907494581*100)" office:value-type="float" office:value="0.87026793777167" calcext:value-type="float">
            <text:p>0.87026793777167</text:p>
          </table:table-cell>
          <table:table-cell office:value-type="float" office:value="0.00988235" calcext:value-type="float">
            <text:p>0.009882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0]+[.D10]"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[.F10]+[.G10])/([.F10]+[.G10]+[.H10])*100" office:value-type="float" office:value="74" calcext:value-type="float">
            <text:p>74</text:p>
          </table:table-cell>
          <table:table-cell office:value-type="float" office:value="1166" calcext:value-type="float">
            <text:p>1166</text:p>
          </table:table-cell>
          <table:table-cell office:value-type="float" office:value="84" calcext:value-type="float">
            <text:p>84</text:p>
          </table:table-cell>
          <table:table-cell table:formula="of:=[.J10]/([.J10]+[.K10])*100" office:value-type="float" office:value="93.28" calcext:value-type="float">
            <text:p>93.28</text:p>
          </table:table-cell>
          <table:table-cell table:formula="of:=[.A10]*[.K10]" office:value-type="float" office:value="73.1025067728203" calcext:value-type="float">
            <text:p>73.1025067728203</text:p>
          </table:table-cell>
          <table:table-cell table:number-columns-repeated="1011"/>
        </table:table-row>
        <table:table-row table:style-name="ro3">
          <table:table-cell table:formula="of:=ABS(([.B11]-0.00979708907494581)/0.00979708907494581*100)" office:value-type="float" office:value="9.90201341974816" calcext:value-type="float">
            <text:p>9.90201341974816</text:p>
          </table:table-cell>
          <table:table-cell office:value-type="float" office:value="0.00882698" calcext:value-type="float">
            <text:p>0.008826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11]+[.D11]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[.F11]+[.G11])/([.F11]+[.G11]+[.H11])*100" office:value-type="float" office:value="74" calcext:value-type="float">
            <text:p>74</text:p>
          </table:table-cell>
          <table:table-cell office:value-type="float" office:value="3765" calcext:value-type="float">
            <text:p>3765</text:p>
          </table:table-cell>
          <table:table-cell office:value-type="float" office:value="301" calcext:value-type="float">
            <text:p>301</text:p>
          </table:table-cell>
          <table:table-cell table:formula="of:=[.J11]/([.J11]+[.K11])*100" office:value-type="float" office:value="92.5971470732907" calcext:value-type="float">
            <text:p>92.5971470732907</text:p>
          </table:table-cell>
          <table:table-cell table:formula="of:=[.A11]*[.K11]" office:value-type="float" office:value="2980.5060393442" calcext:value-type="float">
            <text:p>2980.5060393442</text:p>
          </table:table-cell>
          <table:table-cell table:number-columns-repeated="1011"/>
        </table:table-row>
        <table:table-row table:style-name="ro3">
          <table:table-cell table:formula="of:=ABS(([.B12]-0.00979708907494581)/0.00979708907494581*100)" office:value-type="float" office:value="11.9870204911076" calcext:value-type="float">
            <text:p>11.9870204911076</text:p>
          </table:table-cell>
          <table:table-cell office:value-type="float" office:value="0.00862271" calcext:value-type="float">
            <text:p>0.008622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12]+[.D12]"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[.F12]+[.G12])/([.F12]+[.G12]+[.H12])*100" office:value-type="float" office:value="74" calcext:value-type="float">
            <text:p>74</text:p>
          </table:table-cell>
          <table:table-cell office:value-type="float" office:value="14153" calcext:value-type="float">
            <text:p>14153</text:p>
          </table:table-cell>
          <table:table-cell office:value-type="float" office:value="1177" calcext:value-type="float">
            <text:p>1177</text:p>
          </table:table-cell>
          <table:table-cell table:formula="of:=[.J12]/([.J12]+[.K12])*100" office:value-type="float" office:value="92.3222439660796" calcext:value-type="float">
            <text:p>92.3222439660796</text:p>
          </table:table-cell>
          <table:table-cell table:formula="of:=[.A12]*[.K12]" office:value-type="float" office:value="14108.7231180336" calcext:value-type="float">
            <text:p>14108.7231180336</text:p>
          </table:table-cell>
          <table:table-cell table:number-columns-repeated="1011"/>
        </table:table-row>
        <table:table-row table:style-name="ro3">
          <table:table-cell table:formula="of:=ABS(([.B13]-0.00979708907494581)/0.00979708907494581*100)" office:value-type="float" office:value="8.14640878478078" calcext:value-type="float">
            <text:p>8.14640878478078</text:p>
          </table:table-cell>
          <table:table-cell office:value-type="float" office:value="0.0105952" calcext:value-type="float">
            <text:p>0.010595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3]+[.D13]"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([.F13]+[.G13])/([.F13]+[.G13]+[.H13])*100" office:value-type="float" office:value="69.6629213483146" calcext:value-type="float">
            <text:p>69.6629213483146</text:p>
          </table:table-cell>
          <table:table-cell office:value-type="float" office:value="1045" calcext:value-type="float">
            <text:p>1045</text:p>
          </table:table-cell>
          <table:table-cell office:value-type="float" office:value="89" calcext:value-type="float">
            <text:p>89</text:p>
          </table:table-cell>
          <table:table-cell table:formula="of:=[.J13]/([.J13]+[.K13])*100" office:value-type="float" office:value="92.1516754850088" calcext:value-type="float">
            <text:p>92.1516754850088</text:p>
          </table:table-cell>
          <table:table-cell table:formula="of:=[.A13]*[.K13]" office:value-type="float" office:value="725.030381845489" calcext:value-type="float">
            <text:p>725.030381845489</text:p>
          </table:table-cell>
          <table:table-cell table:number-columns-repeated="1011"/>
        </table:table-row>
        <table:table-row table:style-name="ro3">
          <table:table-cell table:formula="of:=ABS(([.B14]-0.00979708907494581)/0.00979708907494581*100)" office:value-type="float" office:value="2.43203948767948" calcext:value-type="float">
            <text:p>2.43203948767948</text:p>
          </table:table-cell>
          <table:table-cell office:value-type="float" office:value="0.00955882" calcext:value-type="float">
            <text:p>0.009558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4]+[.D14]"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([.F14]+[.G14])/([.F14]+[.G14]+[.H14])*100" office:value-type="float" office:value="69.6629213483146" calcext:value-type="float">
            <text:p>69.6629213483146</text:p>
          </table:table-cell>
          <table:table-cell office:value-type="float" office:value="2537" calcext:value-type="float">
            <text:p>2537</text:p>
          </table:table-cell>
          <table:table-cell office:value-type="float" office:value="325" calcext:value-type="float">
            <text:p>325</text:p>
          </table:table-cell>
          <table:table-cell table:formula="of:=[.J14]/([.J14]+[.K14])*100" office:value-type="float" office:value="88.6443046820405" calcext:value-type="float">
            <text:p>88.6443046820405</text:p>
          </table:table-cell>
          <table:table-cell table:formula="of:=[.A14]*[.K14]" office:value-type="float" office:value="790.412833495831" calcext:value-type="float">
            <text:p>790.412833495831</text:p>
          </table:table-cell>
          <table:table-cell table:number-columns-repeated="1011"/>
        </table:table-row>
        <table:table-row table:style-name="ro3">
          <table:table-cell table:formula="of:=ABS(([.B15]-0.00979708907494581)/0.00979708907494581*100)" office:value-type="float" office:value="4.13989371580823" calcext:value-type="float">
            <text:p>4.13989371580823</text:p>
          </table:table-cell>
          <table:table-cell office:value-type="float" office:value="0.0093915" calcext:value-type="float">
            <text:p>0.00939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C15]+[.D15]"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([.F15]+[.G15])/([.F15]+[.G15]+[.H15])*100" office:value-type="float" office:value="69.6629213483146" calcext:value-type="float">
            <text:p>69.6629213483146</text:p>
          </table:table-cell>
          <table:table-cell office:value-type="float" office:value="8493" calcext:value-type="float">
            <text:p>8493</text:p>
          </table:table-cell>
          <table:table-cell office:value-type="float" office:value="1281" calcext:value-type="float">
            <text:p>1281</text:p>
          </table:table-cell>
          <table:table-cell table:formula="of:=[.J15]/([.J15]+[.K15])*100" office:value-type="float" office:value="86.8937998772253" calcext:value-type="float">
            <text:p>86.8937998772253</text:p>
          </table:table-cell>
          <table:table-cell table:formula="of:=[.A15]*[.K15]" office:value-type="float" office:value="5303.20384995034" calcext:value-type="float">
            <text:p>5303.20384995034</text:p>
          </table:table-cell>
          <table:table-cell table:number-columns-repeated="1011"/>
        </table:table-row>
        <table:table-row table:style-name="ro3">
          <table:table-cell table:formula="of:=ABS(([.B16]-0.00979708907494581)/0.00979708907494581*100)" office:value-type="float" office:value="5.3494366636522" calcext:value-type="float">
            <text:p>5.3494366636522</text:p>
          </table:table-cell>
          <table:table-cell office:value-type="float" office:value="0.009273" calcext:value-type="float">
            <text:p>0.00927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16]+[.D16]"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([.F16]+[.G16])/([.F16]+[.G16]+[.H16])*100" office:value-type="float" office:value="69.6629213483146" calcext:value-type="float">
            <text:p>69.6629213483146</text:p>
          </table:table-cell>
          <table:table-cell office:value-type="float" office:value="31395" calcext:value-type="float">
            <text:p>31395</text:p>
          </table:table-cell>
          <table:table-cell office:value-type="float" office:value="5003" calcext:value-type="float">
            <text:p>5003</text:p>
          </table:table-cell>
          <table:table-cell table:formula="of:=[.J16]/([.J16]+[.K16])*100" office:value-type="float" office:value="86.2547392713885" calcext:value-type="float">
            <text:p>86.2547392713885</text:p>
          </table:table-cell>
          <table:table-cell table:formula="of:=[.A16]*[.K16]" office:value-type="float" office:value="26763.2316282519" calcext:value-type="float">
            <text:p>26763.2316282519</text:p>
          </table:table-cell>
          <table:table-cell table:number-columns-repeated="1011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style-name="ce1" office:value-type="string" calcext:value-type="string">
            <text:p>True error</text:p>
          </table:table-cell>
          <table:table-cell table:style-name="ce1" office:value-type="string" calcext:value-type="string">
            <text:p>reduced Integral</text:p>
          </table:table-cell>
          <table:table-cell table:style-name="ce1" office:value-type="string" calcext:value-type="string">
            <text:p>MaxLevelMesh</text:p>
          </table:table-cell>
          <table:table-cell table:style-name="ce1" office:value-type="string" calcext:value-type="string">
            <text:p>MaxLevelFractal</text:p>
          </table:table-cell>
          <table:table-cell table:style-name="ce1" office:value-type="string" calcext:value-type="string">
            <text:p>Effective Levels</text:p>
          </table:table-cell>
          <table:table-cell table:style-name="ce1" office:value-type="string" calcext:value-type="string">
            <text:p>Fractal calls skipped</text:p>
          </table:table-cell>
          <table:table-cell table:style-name="ce1" office:value-type="string" calcext:value-type="string">
            <text:p>Fractal calls with 0</text:p>
          </table:table-cell>
          <table:table-cell table:style-name="ce1" office:value-type="string" calcext:value-type="string">
            <text:p>Fractal calls with max</text:p>
          </table:table-cell>
          <table:table-cell table:style-name="ce1"/>
          <table:table-cell table:style-name="ce1" office:value-type="string" calcext:value-type="string">
            <text:p>Func eval skipped</text:p>
          </table:table-cell>
          <table:table-cell table:style-name="ce1" office:value-type="string" calcext:value-type="string">
            <text:p>Func evals</text:p>
          </table:table-cell>
          <table:table-cell table:style-name="ce1" table:number-columns-repeated="2"/>
          <table:table-cell table:number-columns-repeated="1011"/>
        </table:table-row>
        <table:table-row table:style-name="ro3">
          <table:table-cell table:formula="of:=ABS(([.B21]-0.0701921231563421)/0.0701921231563421*100)" office:value-type="float" office:value="2.57561213760579" calcext:value-type="float">
            <text:p>2.57561213760579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1]+[.D21]"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[.F21]+[.G21])/([.F21]+[.G21]+[.H21])*100" office:value-type="float" office:value="75.5102040816327" calcext:value-type="float">
            <text:p>75.5102040816327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table:formula="of:=[.J21]/([.J21]+[.K21])*100" office:value-type="float" office:value="70" calcext:value-type="float">
            <text:p>70</text:p>
          </table:table-cell>
          <table:table-cell table:formula="of:=[.A21]*[.K21]" office:value-type="float" office:value="92.7220369538083" calcext:value-type="float">
            <text:p>92.7220369538083</text:p>
          </table:table-cell>
          <table:table-cell table:number-columns-repeated="1011"/>
        </table:table-row>
        <table:table-row table:style-name="ro3">
          <table:table-cell table:formula="of:=ABS(([.B22]-0.0701921231563421)/0.0701921231563421*100)" office:value-type="float" office:value="3.12303298115009" calcext:value-type="float">
            <text:p>3.12303298115009</text:p>
          </table:table-cell>
          <table:table-cell office:value-type="float" office:value="0.068" calcext:value-type="float">
            <text:p>0.0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22]+[.D22]"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formula="of:=([.F22]+[.G22])/([.F22]+[.G22]+[.H22])*100" office:value-type="float" office:value="67.4418604651163" calcext:value-type="float">
            <text:p>67.4418604651163</text:p>
          </table:table-cell>
          <table:table-cell office:value-type="float" office:value="179" calcext:value-type="float">
            <text:p>179</text:p>
          </table:table-cell>
          <table:table-cell office:value-type="float" office:value="108" calcext:value-type="float">
            <text:p>108</text:p>
          </table:table-cell>
          <table:table-cell table:formula="of:=[.J22]/([.J22]+[.K22])*100" office:value-type="float" office:value="62.3693379790941" calcext:value-type="float">
            <text:p>62.3693379790941</text:p>
          </table:table-cell>
          <table:table-cell table:formula="of:=[.A22]*[.K22]" office:value-type="float" office:value="337.28756196421" calcext:value-type="float">
            <text:p>337.28756196421</text:p>
          </table:table-cell>
          <table:table-cell table:number-columns-repeated="1011"/>
        </table:table-row>
        <table:table-row table:style-name="ro3">
          <table:table-cell table:formula="of:=ABS(([.B23]-0.0701921231563421)/0.0701921231563421*100)" office:value-type="float" office:value="0.0824548981500897" calcext:value-type="float">
            <text:p>0.08245489815009</text:p>
          </table:table-cell>
          <table:table-cell office:value-type="float" office:value="0.07025" calcext:value-type="float">
            <text:p>0.070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23]+[.D23]"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  <table:table-cell office:value-type="float" office:value="126" calcext:value-type="float">
            <text:p>126</text:p>
          </table:table-cell>
          <table:table-cell table:formula="of:=([.F23]+[.G23])/([.F23]+[.G23]+[.H23])*100" office:value-type="float" office:value="62.9411764705882" calcext:value-type="float">
            <text:p>62.9411764705882</text:p>
          </table:table-cell>
          <table:table-cell office:value-type="float" office:value="338" calcext:value-type="float">
            <text:p>338</text:p>
          </table:table-cell>
          <table:table-cell office:value-type="float" office:value="325" calcext:value-type="float">
            <text:p>325</text:p>
          </table:table-cell>
          <table:table-cell table:formula="of:=[.J23]/([.J23]+[.K23])*100" office:value-type="float" office:value="50.9803921568627" calcext:value-type="float">
            <text:p>50.9803921568627</text:p>
          </table:table-cell>
          <table:table-cell table:formula="of:=[.A23]*[.K23]" office:value-type="float" office:value="26.7978418987792" calcext:value-type="float">
            <text:p>26.7978418987792</text:p>
          </table:table-cell>
          <table:table-cell table:number-columns-repeated="1011"/>
        </table:table-row>
        <table:table-row table:style-name="ro3">
          <table:table-cell table:formula="of:=ABS(([.B24]-0.0701921231563421)/0.0701921231563421*100)" office:value-type="float" office:value="0.0511783298847426" calcext:value-type="float">
            <text:p>0.051178329884743</text:p>
          </table:table-cell>
          <table:table-cell office:value-type="float" office:value="0.0701562" calcext:value-type="float">
            <text:p>0.07015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24]+[.D24]"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office:value-type="float" office:value="137" calcext:value-type="float">
            <text:p>137</text:p>
          </table:table-cell>
          <table:table-cell office:value-type="float" office:value="260" calcext:value-type="float">
            <text:p>260</text:p>
          </table:table-cell>
          <table:table-cell table:formula="of:=([.F24]+[.G24])/([.F24]+[.G24]+[.H24])*100" office:value-type="float" office:value="63.7883008356546" calcext:value-type="float">
            <text:p>63.7883008356546</text:p>
          </table:table-cell>
          <table:table-cell office:value-type="float" office:value="566" calcext:value-type="float">
            <text:p>566</text:p>
          </table:table-cell>
          <table:table-cell office:value-type="float" office:value="782" calcext:value-type="float">
            <text:p>782</text:p>
          </table:table-cell>
          <table:table-cell table:formula="of:=[.J24]/([.J24]+[.K24])*100" office:value-type="float" office:value="41.9881305637982" calcext:value-type="float">
            <text:p>41.9881305637982</text:p>
          </table:table-cell>
          <table:table-cell table:formula="of:=[.A24]*[.K24]" office:value-type="float" office:value="40.0214539698687" calcext:value-type="float">
            <text:p>40.0214539698687</text:p>
          </table:table-cell>
          <table:table-cell table:number-columns-repeated="1011"/>
        </table:table-row>
        <table:table-row table:style-name="ro3">
          <table:table-cell table:formula="of:=ABS(([.B25]-0.0701921231563421)/0.0701921231563421*100)" office:value-type="float" office:value="0.117852477774186" calcext:value-type="float">
            <text:p>0.117852477774186</text:p>
          </table:table-cell>
          <table:table-cell office:value-type="float" office:value="0.0701094" calcext:value-type="float">
            <text:p>0.070109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25]+[.D25]" office:value-type="float" office:value="6" calcext:value-type="float">
            <text:p>6</text:p>
          </table:table-cell>
          <table:table-cell office:value-type="float" office:value="584" calcext:value-type="float">
            <text:p>584</text:p>
          </table:table-cell>
          <table:table-cell office:value-type="float" office:value="394" calcext:value-type="float">
            <text:p>394</text:p>
          </table:table-cell>
          <table:table-cell office:value-type="float" office:value="520" calcext:value-type="float">
            <text:p>520</text:p>
          </table:table-cell>
          <table:table-cell table:formula="of:=([.F25]+[.G25])/([.F25]+[.G25]+[.H25])*100" office:value-type="float" office:value="65.2870493991989" calcext:value-type="float">
            <text:p>65.2870493991989</text:p>
          </table:table-cell>
          <table:table-cell office:value-type="float" office:value="1311" calcext:value-type="float">
            <text:p>1311</text:p>
          </table:table-cell>
          <table:table-cell office:value-type="float" office:value="1684" calcext:value-type="float">
            <text:p>1684</text:p>
          </table:table-cell>
          <table:table-cell table:formula="of:=[.J25]/([.J25]+[.K25])*100" office:value-type="float" office:value="43.7729549248748" calcext:value-type="float">
            <text:p>43.7729549248748</text:p>
          </table:table-cell>
          <table:table-cell table:formula="of:=[.A25]*[.K25]" office:value-type="float" office:value="198.463572571729" calcext:value-type="float">
            <text:p>198.463572571729</text:p>
          </table:table-cell>
          <table:table-cell table:number-columns-repeated="1011"/>
        </table:table-row>
        <table:table-row table:style-name="ro3">
          <table:table-cell table:formula="of:=ABS(([.B26]-0.0701921231563421)/0.0701921231563421*100)" office:value-type="float" office:value="0.952134123160053" calcext:value-type="float">
            <text:p>0.952134123160053</text:p>
          </table:table-cell>
          <table:table-cell office:value-type="float" office:value="0.0695238" calcext:value-type="float">
            <text:p>0.0695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6]+[.D26]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[.F26]+[.G26])/([.F26]+[.G26]+[.H26])*100" office:value-type="float" office:value="76" calcext:value-type="float">
            <text:p>76</text:p>
          </table:table-cell>
          <table:table-cell office:value-type="float" office:value="358" calcext:value-type="float">
            <text:p>358</text:p>
          </table:table-cell>
          <table:table-cell office:value-type="float" office:value="146" calcext:value-type="float">
            <text:p>146</text:p>
          </table:table-cell>
          <table:table-cell table:formula="of:=[.J26]/([.J26]+[.K26])*100" office:value-type="float" office:value="71.031746031746" calcext:value-type="float">
            <text:p>71.031746031746</text:p>
          </table:table-cell>
          <table:table-cell table:formula="of:=[.A26]*[.K26]" office:value-type="float" office:value="139.011581981368" calcext:value-type="float">
            <text:p>139.011581981368</text:p>
          </table:table-cell>
          <table:table-cell table:number-columns-repeated="1011"/>
        </table:table-row>
        <table:table-row table:style-name="ro3">
          <table:table-cell table:formula="of:=ABS(([.B27]-0.0701921231563421)/0.0701921231563421*100)" office:value-type="float" office:value="0.608933220882978" calcext:value-type="float">
            <text:p>0.608933220882978</text:p>
          </table:table-cell>
          <table:table-cell office:value-type="float" office:value="0.0697647" calcext:value-type="float">
            <text:p>0.06976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27]+[.D27]"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[.F27]+[.G27])/([.F27]+[.G27]+[.H27])*100" office:value-type="float" office:value="76" calcext:value-type="float">
            <text:p>76</text:p>
          </table:table-cell>
          <table:table-cell office:value-type="float" office:value="1063" calcext:value-type="float">
            <text:p>1063</text:p>
          </table:table-cell>
          <table:table-cell office:value-type="float" office:value="593" calcext:value-type="float">
            <text:p>593</text:p>
          </table:table-cell>
          <table:table-cell table:formula="of:=[.J27]/([.J27]+[.K27])*100" office:value-type="float" office:value="64.1908212560386" calcext:value-type="float">
            <text:p>64.1908212560386</text:p>
          </table:table-cell>
          <table:table-cell table:formula="of:=[.A27]*[.K27]" office:value-type="float" office:value="361.097399983606" calcext:value-type="float">
            <text:p>361.097399983606</text:p>
          </table:table-cell>
          <table:table-cell table:number-columns-repeated="1011"/>
        </table:table-row>
        <table:table-row table:style-name="ro3">
          <table:table-cell table:formula="of:=ABS(([.B28]-0.0701921231563421)/0.0701921231563421*100)" office:value-type="float" office:value="1.15101683780464" calcext:value-type="float">
            <text:p>1.15101683780464</text:p>
          </table:table-cell>
          <table:table-cell office:value-type="float" office:value="0.0693842" calcext:value-type="float">
            <text:p>0.06938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28]+[.D28]"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[.F28]+[.G28])/([.F28]+[.G28]+[.H28])*100" office:value-type="float" office:value="76" calcext:value-type="float">
            <text:p>76</text:p>
          </table:table-cell>
          <table:table-cell office:value-type="float" office:value="3898" calcext:value-type="float">
            <text:p>3898</text:p>
          </table:table-cell>
          <table:table-cell office:value-type="float" office:value="2366" calcext:value-type="float">
            <text:p>2366</text:p>
          </table:table-cell>
          <table:table-cell table:formula="of:=[.J28]/([.J28]+[.K28])*100" office:value-type="float" office:value="62.2286079182631" calcext:value-type="float">
            <text:p>62.2286079182631</text:p>
          </table:table-cell>
          <table:table-cell table:formula="of:=[.A28]*[.K28]" office:value-type="float" office:value="2723.30583824578" calcext:value-type="float">
            <text:p>2723.30583824578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4">
          <table:table-cell table:style-name="ce1" office:value-type="string" calcext:value-type="string">
            <text:p>True error</text:p>
          </table:table-cell>
          <table:table-cell table:style-name="ce1" office:value-type="string" calcext:value-type="string">
            <text:p>reduced Integral</text:p>
          </table:table-cell>
          <table:table-cell table:style-name="ce1" office:value-type="string" calcext:value-type="string">
            <text:p>MaxLevelMesh</text:p>
          </table:table-cell>
          <table:table-cell table:style-name="ce1" office:value-type="string" calcext:value-type="string">
            <text:p>MaxLevelFractal</text:p>
          </table:table-cell>
          <table:table-cell table:style-name="ce1" office:value-type="string" calcext:value-type="string">
            <text:p>Effective Levels</text:p>
          </table:table-cell>
          <table:table-cell table:style-name="ce1" office:value-type="string" calcext:value-type="string">
            <text:p>Fractal calls skipped</text:p>
          </table:table-cell>
          <table:table-cell table:style-name="ce1" office:value-type="string" calcext:value-type="string">
            <text:p>Fractal calls with 0</text:p>
          </table:table-cell>
          <table:table-cell table:style-name="ce1" office:value-type="string" calcext:value-type="string">
            <text:p>Fractal calls with max</text:p>
          </table:table-cell>
          <table:table-cell table:style-name="ce1"/>
          <table:table-cell table:style-name="ce1" office:value-type="string" calcext:value-type="string">
            <text:p>Func eval skipped</text:p>
          </table:table-cell>
          <table:table-cell table:style-name="ce1" office:value-type="string" calcext:value-type="string">
            <text:p>Func evals</text:p>
          </table:table-cell>
          <table:table-cell table:style-name="ce1" table:number-columns-repeated="2"/>
          <table:table-cell table:number-columns-repeated="1011"/>
        </table:table-row>
        <table:table-row table:style-name="ro3">
          <table:table-cell table:formula="of:=ABS(([.B31]-0.0701921231563421)/0.0701921231563421*100)" office:value-type="float" office:value="0.15973751939704" calcext:value-type="float">
            <text:p>0.15973751939704</text:p>
          </table:table-cell>
          <table:table-cell office:value-type="float" office:value="0.07008" calcext:value-type="float">
            <text:p>0.0700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1]+[.D31]" office:value-type="float" office:value="2" calcext:value-type="float">
            <text:p>2</text:p>
          </table:table-cell>
          <table:table-cell office:value-type="float" office:value="9133" calcext:value-type="float">
            <text:p>9133</text:p>
          </table:table-cell>
          <table:table-cell office:value-type="float" office:value="541" calcext:value-type="float">
            <text:p>541</text:p>
          </table:table-cell>
          <table:table-cell office:value-type="float" office:value="326" calcext:value-type="float">
            <text:p>326</text:p>
          </table:table-cell>
          <table:table-cell table:formula="of:=([.F31]+[.G31])/([.F31]+[.G31]+[.H31])*100" office:value-type="float" office:value="96.74" calcext:value-type="float">
            <text:p>96.74</text:p>
          </table:table-cell>
          <table:table-cell office:value-type="float" office:value="831" calcext:value-type="float">
            <text:p>831</text:p>
          </table:table-cell>
          <table:table-cell office:value-type="float" office:value="1340" calcext:value-type="float">
            <text:p>1340</text:p>
          </table:table-cell>
          <table:table-cell table:formula="of:=[.J31]/([.J31]+[.K31])*100" office:value-type="float" office:value="38.2772915707047" calcext:value-type="float">
            <text:p>38.2772915707047</text:p>
          </table:table-cell>
          <table:table-cell table:formula="of:=[.A31]*[.K31]" office:value-type="float" office:value="214.048275992033" calcext:value-type="float">
            <text:p>214.048275992033</text:p>
          </table:table-cell>
          <table:table-cell table:number-columns-repeated="1011"/>
        </table:table-row>
        <table:table-row table:style-name="ro3">
          <table:table-cell table:formula="of:=ABS(([.B32]-0.0701921231563421)/0.0701921231563421*100)" office:value-type="float" office:value="0.0610849789547338" calcext:value-type="float">
            <text:p>0.061084978954734</text:p>
          </table:table-cell>
          <table:table-cell office:value-type="float" office:value="0.070235" calcext:value-type="float">
            <text:p>0.0702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2]+[.D32]" office:value-type="float" office:value="3" calcext:value-type="float">
            <text:p>3</text:p>
          </table:table-cell>
          <table:table-cell office:value-type="float" office:value="9473" calcext:value-type="float">
            <text:p>9473</text:p>
          </table:table-cell>
          <table:table-cell office:value-type="float" office:value="853" calcext:value-type="float">
            <text:p>853</text:p>
          </table:table-cell>
          <table:table-cell office:value-type="float" office:value="652" calcext:value-type="float">
            <text:p>652</text:p>
          </table:table-cell>
          <table:table-cell table:formula="of:=([.F32]+[.G32])/([.F32]+[.G32]+[.H32])*100" office:value-type="float" office:value="94.0608489706686" calcext:value-type="float">
            <text:p>94.0608489706686</text:p>
          </table:table-cell>
          <table:table-cell office:value-type="float" office:value="1593" calcext:value-type="float">
            <text:p>1593</text:p>
          </table:table-cell>
          <table:table-cell office:value-type="float" office:value="2520" calcext:value-type="float">
            <text:p>2520</text:p>
          </table:table-cell>
          <table:table-cell table:formula="of:=[.J32]/([.J32]+[.K32])*100" office:value-type="float" office:value="38.7308533916849" calcext:value-type="float">
            <text:p>38.7308533916849</text:p>
          </table:table-cell>
          <table:table-cell table:formula="of:=[.A32]*[.K32]" office:value-type="float" office:value="153.934146965929" calcext:value-type="float">
            <text:p>153.934146965929</text:p>
          </table:table-cell>
          <table:table-cell table:number-columns-repeated="1011"/>
        </table:table-row>
        <table:table-row table:style-name="ro3">
          <table:table-cell table:formula="of:=ABS(([.B33]-0.0701921231563421)/0.0701921231563421*100)" office:value-type="float" office:value="0.0208330446273847" calcext:value-type="float">
            <text:p>0.020833044627385</text:p>
          </table:table-cell>
          <table:table-cell office:value-type="float" office:value="0.0701775" calcext:value-type="float">
            <text:p>0.07017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33]+[.D33]" office:value-type="float" office:value="4" calcext:value-type="float">
            <text:p>4</text:p>
          </table:table-cell>
          <table:table-cell office:value-type="float" office:value="10101" calcext:value-type="float">
            <text:p>10101</text:p>
          </table:table-cell>
          <table:table-cell office:value-type="float" office:value="1523" calcext:value-type="float">
            <text:p>1523</text:p>
          </table:table-cell>
          <table:table-cell office:value-type="float" office:value="1310" calcext:value-type="float">
            <text:p>1310</text:p>
          </table:table-cell>
          <table:table-cell table:formula="of:=([.F33]+[.G33])/([.F33]+[.G33]+[.H33])*100" office:value-type="float" office:value="89.871656100201" calcext:value-type="float">
            <text:p>89.871656100201</text:p>
          </table:table-cell>
          <table:table-cell office:value-type="float" office:value="3278" calcext:value-type="float">
            <text:p>3278</text:p>
          </table:table-cell>
          <table:table-cell office:value-type="float" office:value="4795" calcext:value-type="float">
            <text:p>4795</text:p>
          </table:table-cell>
          <table:table-cell table:formula="of:=[.J33]/([.J33]+[.K33])*100" office:value-type="float" office:value="40.604484082745" calcext:value-type="float">
            <text:p>40.604484082745</text:p>
          </table:table-cell>
          <table:table-cell table:formula="of:=[.A33]*[.K33]" office:value-type="float" office:value="99.8944489883096" calcext:value-type="float">
            <text:p>99.8944489883096</text:p>
          </table:table-cell>
          <table:table-cell table:number-columns-repeated="1011"/>
        </table:table-row>
        <table:table-row table:style-name="ro3">
          <table:table-cell table:formula="of:=ABS(([.B34]-0.0701921231563421)/0.0701921231563421*100)" office:value-type="float" office:value="0.0172713914281587" calcext:value-type="float">
            <text:p>0.017271391428159</text:p>
          </table:table-cell>
          <table:table-cell office:value-type="float" office:value="0.07018" calcext:value-type="float">
            <text:p>0.070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34]+[.D34]" office:value-type="float" office:value="5" calcext:value-type="float">
            <text:p>5</text:p>
          </table:table-cell>
          <table:table-cell office:value-type="float" office:value="11381" calcext:value-type="float">
            <text:p>11381</text:p>
          </table:table-cell>
          <table:table-cell office:value-type="float" office:value="2861" calcext:value-type="float">
            <text:p>2861</text:p>
          </table:table-cell>
          <table:table-cell office:value-type="float" office:value="2622" calcext:value-type="float">
            <text:p>2622</text:p>
          </table:table-cell>
          <table:table-cell table:formula="of:=([.F34]+[.G34])/([.F34]+[.G34]+[.H34])*100" office:value-type="float" office:value="84.4520872865275" calcext:value-type="float">
            <text:p>84.4520872865275</text:p>
          </table:table-cell>
          <table:table-cell office:value-type="float" office:value="6704" calcext:value-type="float">
            <text:p>6704</text:p>
          </table:table-cell>
          <table:table-cell office:value-type="float" office:value="9267" calcext:value-type="float">
            <text:p>9267</text:p>
          </table:table-cell>
          <table:table-cell table:formula="of:=[.J34]/([.J34]+[.K34])*100" office:value-type="float" office:value="41.976081647987" calcext:value-type="float">
            <text:p>41.976081647987</text:p>
          </table:table-cell>
          <table:table-cell table:formula="of:=[.A34]*[.K34]" office:value-type="float" office:value="160.053984364747" calcext:value-type="float">
            <text:p>160.053984364747</text:p>
          </table:table-cell>
          <table:table-cell table:number-columns-repeated="1011"/>
        </table:table-row>
        <table:table-row table:style-name="ro3">
          <table:table-cell table:formula="of:=ABS(([.B35]-0.0701921231563421)/0.0701921231563421*100)" office:value-type="float" office:value="0.0315741381612093" calcext:value-type="float">
            <text:p>0.031574138161209</text:p>
          </table:table-cell>
          <table:table-cell office:value-type="float" office:value="0.0702142857142857" calcext:value-type="float">
            <text:p>0.0702142857142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5]+[.D35]" office:value-type="float" office:value="3" calcext:value-type="float">
            <text:p>3</text:p>
          </table:table-cell>
          <table:table-cell office:value-type="float" office:value="9133" calcext:value-type="float">
            <text:p>9133</text:p>
          </table:table-cell>
          <table:table-cell office:value-type="float" office:value="541" calcext:value-type="float">
            <text:p>541</text:p>
          </table:table-cell>
          <table:table-cell office:value-type="float" office:value="326" calcext:value-type="float">
            <text:p>326</text:p>
          </table:table-cell>
          <table:table-cell table:formula="of:=([.F35]+[.G35])/([.F35]+[.G35]+[.H35])*100" office:value-type="float" office:value="96.74" calcext:value-type="float">
            <text:p>96.74</text:p>
          </table:table-cell>
          <table:table-cell office:value-type="float" office:value="3462" calcext:value-type="float">
            <text:p>3462</text:p>
          </table:table-cell>
          <table:table-cell office:value-type="float" office:value="3925" calcext:value-type="float">
            <text:p>3925</text:p>
          </table:table-cell>
          <table:table-cell table:formula="of:=[.J35]/([.J35]+[.K35])*100" office:value-type="float" office:value="46.8661161499932" calcext:value-type="float">
            <text:p>46.8661161499932</text:p>
          </table:table-cell>
          <table:table-cell table:formula="of:=[.A35]*[.K35]" office:value-type="float" office:value="123.928492282746" calcext:value-type="float">
            <text:p>123.928492282746</text:p>
          </table:table-cell>
          <table:table-cell table:number-columns-repeated="1011"/>
        </table:table-row>
        <table:table-row table:style-name="ro3">
          <table:table-cell table:formula="of:=ABS(([.B36]-0.0701921231563421)/0.0701921231563421*100)" office:value-type="float" office:value="0.0615039969781687" calcext:value-type="float">
            <text:p>0.061503996978169</text:p>
          </table:table-cell>
          <table:table-cell office:value-type="float" office:value="0.0702352941176471" calcext:value-type="float">
            <text:p>0.0702352941176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36]+[.D36]" office:value-type="float" office:value="4" calcext:value-type="float">
            <text:p>4</text:p>
          </table:table-cell>
          <table:table-cell office:value-type="float" office:value="9133" calcext:value-type="float">
            <text:p>9133</text:p>
          </table:table-cell>
          <table:table-cell office:value-type="float" office:value="541" calcext:value-type="float">
            <text:p>541</text:p>
          </table:table-cell>
          <table:table-cell office:value-type="float" office:value="326" calcext:value-type="float">
            <text:p>326</text:p>
          </table:table-cell>
          <table:table-cell table:formula="of:=([.F36]+[.G36])/([.F36]+[.G36]+[.H36])*100" office:value-type="float" office:value="96.74" calcext:value-type="float">
            <text:p>96.74</text:p>
          </table:table-cell>
          <table:table-cell office:value-type="float" office:value="11371" calcext:value-type="float">
            <text:p>11371</text:p>
          </table:table-cell>
          <table:table-cell office:value-type="float" office:value="10800" calcext:value-type="float">
            <text:p>10800</text:p>
          </table:table-cell>
          <table:table-cell table:formula="of:=[.J36]/([.J36]+[.K36])*100" office:value-type="float" office:value="51.2877181904289" calcext:value-type="float">
            <text:p>51.2877181904289</text:p>
          </table:table-cell>
          <table:table-cell table:formula="of:=[.A36]*[.K36]" office:value-type="float" office:value="664.243167364222" calcext:value-type="float">
            <text:p>664.243167364222</text:p>
          </table:table-cell>
          <table:table-cell table:number-columns-repeated="1011"/>
        </table:table-row>
        <table:table-row table:style-name="ro3">
          <table:table-cell table:formula="of:=ABS(([.B37]-0.0701921231563421)/0.0701921231563421*100)" office:value-type="float" office:value="0.104772215867598" calcext:value-type="float">
            <text:p>0.104772215867598</text:p>
          </table:table-cell>
          <table:table-cell office:value-type="float" office:value="0.0702656649991375" calcext:value-type="float">
            <text:p>0.0702656649991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37]+[.D37]" office:value-type="float" office:value="5" calcext:value-type="float">
            <text:p>5</text:p>
          </table:table-cell>
          <table:table-cell office:value-type="float" office:value="9133" calcext:value-type="float">
            <text:p>9133</text:p>
          </table:table-cell>
          <table:table-cell office:value-type="float" office:value="541" calcext:value-type="float">
            <text:p>541</text:p>
          </table:table-cell>
          <table:table-cell office:value-type="float" office:value="326" calcext:value-type="float">
            <text:p>326</text:p>
          </table:table-cell>
          <table:table-cell table:formula="of:=([.F37]+[.G37])/([.F37]+[.G37]+[.H37])*100" office:value-type="float" office:value="96.74" calcext:value-type="float">
            <text:p>96.74</text:p>
          </table:table-cell>
          <table:table-cell office:value-type="float" office:value="42644" calcext:value-type="float">
            <text:p>42644</text:p>
          </table:table-cell>
          <table:table-cell office:value-type="float" office:value="36359" calcext:value-type="float">
            <text:p>36359</text:p>
          </table:table-cell>
          <table:table-cell table:formula="of:=[.J37]/([.J37]+[.K37])*100" office:value-type="float" office:value="53.9776970494791" calcext:value-type="float">
            <text:p>53.9776970494791</text:p>
          </table:table-cell>
          <table:table-cell table:formula="of:=[.A37]*[.K37]" office:value-type="float" office:value="3809.41299673001" calcext:value-type="float">
            <text:p>3809.41299673001</text:p>
          </table:table-cell>
          <table:table-cell table:number-columns-repeated="1011"/>
        </table:table-row>
        <table:table-row table:style-name="ro3">
          <table:table-cell table:formula="of:=ABS(([.B38]-0.0701921231563421)/0.0701921231563421*100)" office:value-type="float" office:value="0.0120985141626157" calcext:value-type="float">
            <text:p>0.012098514162616</text:p>
          </table:table-cell>
          <table:table-cell office:value-type="float" office:value="0.0701836309523809" calcext:value-type="float">
            <text:p>0.0701836309523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38]+[.D38]" office:value-type="float" office:value="5" calcext:value-type="float">
            <text:p>5</text:p>
          </table:table-cell>
          <table:table-cell office:value-type="float" office:value="10101" calcext:value-type="float">
            <text:p>10101</text:p>
          </table:table-cell>
          <table:table-cell office:value-type="float" office:value="1523" calcext:value-type="float">
            <text:p>1523</text:p>
          </table:table-cell>
          <table:table-cell office:value-type="float" office:value="1310" calcext:value-type="float">
            <text:p>1310</text:p>
          </table:table-cell>
          <table:table-cell table:formula="of:=([.F38]+[.G38])/([.F38]+[.G38]+[.H38])*100" office:value-type="float" office:value="89.871656100201" calcext:value-type="float">
            <text:p>89.871656100201</text:p>
          </table:table-cell>
          <table:table-cell office:value-type="float" office:value="13747" calcext:value-type="float">
            <text:p>13747</text:p>
          </table:table-cell>
          <table:table-cell office:value-type="float" office:value="15286" calcext:value-type="float">
            <text:p>15286</text:p>
          </table:table-cell>
          <table:table-cell table:formula="of:=[.J38]/([.J38]+[.K38])*100" office:value-type="float" office:value="47.349567733269" calcext:value-type="float">
            <text:p>47.349567733269</text:p>
          </table:table-cell>
          <table:table-cell table:formula="of:=[.A38]*[.K38]" office:value-type="float" office:value="184.937887489744" calcext:value-type="float">
            <text:p>184.937887489744</text:p>
          </table:table-cell>
          <table:table-cell table:number-columns-repeated="1011"/>
        </table:table-row>
        <table:table-row table:style-name="ro3">
          <table:table-cell table:formula="of:=ABS(([.B39]-0.0701921231563421)/0.0701921231563421*100)" office:value-type="float" office:value="0.091359031148125" calcext:value-type="float">
            <text:p>0.091359031148125</text:p>
          </table:table-cell>
          <table:table-cell office:value-type="float" office:value="0.07025625" calcext:value-type="float">
            <text:p>0.070256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39]+[.D39]" office:value-type="float" office:value="3" calcext:value-type="float">
            <text:p>3</text:p>
          </table:table-cell>
          <table:table-cell office:value-type="float" office:value="10101" calcext:value-type="float">
            <text:p>10101</text:p>
          </table:table-cell>
          <table:table-cell office:value-type="float" office:value="1523" calcext:value-type="float">
            <text:p>1523</text:p>
          </table:table-cell>
          <table:table-cell office:value-type="float" office:value="1310" calcext:value-type="float">
            <text:p>1310</text:p>
          </table:table-cell>
          <table:table-cell table:formula="of:=([.F39]+[.G39])/([.F39]+[.G39]+[.H39])*100" office:value-type="float" office:value="89.871656100201" calcext:value-type="float">
            <text:p>89.871656100201</text:p>
          </table:table-cell>
          <table:table-cell office:value-type="float" office:value="643" calcext:value-type="float">
            <text:p>643</text:p>
          </table:table-cell>
          <table:table-cell office:value-type="float" office:value="2190" calcext:value-type="float">
            <text:p>2190</text:p>
          </table:table-cell>
          <table:table-cell table:formula="of:=[.J39]/([.J39]+[.K39])*100" office:value-type="float" office:value="22.696787857395" calcext:value-type="float">
            <text:p>22.696787857395</text:p>
          </table:table-cell>
          <table:table-cell table:formula="of:=[.A39]*[.K39]" office:value-type="float" office:value="200.076278214394" calcext:value-type="float">
            <text:p>200.076278214394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5T14:22:17.955000000</meta:creation-date>
    <dc:date>2020-06-10T18:31:01.815000000</dc:date>
    <meta:editing-duration>P5DT3H6M51S</meta:editing-duration>
    <meta:editing-cycles>1</meta:editing-cycles>
    <meta:document-statistic meta:table-count="1" meta:cell-count="428" meta:object-count="0"/>
    <meta:generator>LibreOffice/6.4.3.2$Windows_X86_64 LibreOffice_project/747b5d0ebf89f41c860ec2a39efd7cb15b54f2d8</meta:generator>
  </office:meta>
</office:document-meta>
</file>